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back end framework for the site is written in python using the flask framework. Flask is a useful micro framework that allows for websites to be quickly developed with minimal background learning and setup. To start a flask app is as simple as this:</text:p>
      <text:p text:style-name="Standard"/>
      <text:p text:style-name="Standard">The central file for the website is app.py and to initialise the app, all you have to do is import flask and insert the following at the start of the file:</text:p>
      <text:p text:style-name="Standard"/>
      <text:p text:style-name="Standard">[</text:p>
      <text:p text:style-name="Standard">from flask import Flask, render_template, request, json, send_from_directory, redirect, url_for, session, escape, Markup</text:p>
      <text:p text:style-name="Standard"/>
      <text:p text:style-name="Standard">app = Flask(__name__)</text:p>
      <text:p text:style-name="Standard">]</text:p>
      <text:p text:style-name="Standard"/>
      <text:p text:style-name="Standard">and the following at the end of app.py:</text:p>
      <text:p text:style-name="Standard"/>
      <text:p text:style-name="Standard">[</text:p>
      <text:p text:style-name="Standard">if __name__ == "__main__":</text:p>
      <text:p text:style-name="Standard"><text:s text:c="4"/>app.run()</text:p>
      <text:p text:style-name="Standard">]</text:p>
      <text:p text:style-name="Standard"/>
      <text:p text:style-name="Standard"/>
      <text:p text:style-name="Standard">Loading a static page:</text:p>
      <text:p text:style-name="Standard">To load a static page, create a folder called 'templates' and place the html for the page in this directory. </text:p>
      <text:p text:style-name="Standard"/>
      <text:p text:style-name="Standard">If you want that page to load when people visit the home page of your site (e.g: www.mysite.com/), add the following:</text:p>
      <text:p text:style-name="Standard">[</text:p>
      <text:p text:style-name="Standard">@app.route("/", methods = ['GET',])</text:p>
      <text:p text:style-name="Standard">def main():</text:p>
      <text:p text:style-name="Standard"><text:s text:c="8"/>return render_template('index/IndexLoggedOut.html')</text:p>
      <text:p text:style-name="Standard">]</text:p>
      <text:p text:style-name="Standard"/>
      <text:p text:style-name="Standard">@app.route("/", methods = ['GET',]) indicates that the code underneath will run whenever a request is made to the home directory and here the code that runs is simply a function called main that renders the html file in “/templates/index/IndexLoggedOut.html”</text:p>
      <text:p text:style-name="Standard"/>
      <text:p text:style-name="Standard">With just this, a simple site of static pages can be rendered into a functional website. Any backend logic can simply be applied in the code snipper under @app.route. We'll need to use jinja2 templating in order to dynamically display any of logic on the page itself, however, even without using jinja2, one could in theory create a pseudo-dynamic web page just by rendering a different template for every possible permu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ing</meta:initial-creator>
    <meta:creation-date>2018-11-04T16:01:51.89</meta:creation-date>
    <meta:document-statistic meta:table-count="0" meta:image-count="0" meta:object-count="0" meta:page-count="1" meta:paragraph-count="21" meta:word-count="274" meta:character-count="1671"/>
    <dc:date>2018-11-04T16:20:45.97</dc:date>
    <dc:creator>Mike King</dc:creator>
    <meta:editing-duration>PT3S</meta:editing-duration>
    <meta:editing-cycles>1</meta:editing-cycles>
    <meta:generator>OpenOffice/4.1.3$Win32 OpenOffice.org_project/413m1$Build-9783</meta:generator>
  </office:meta>
</office:document-meta>
</file>